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3.0445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1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1016in"/>
    </style:style>
    <style:style style:name="co13" style:family="table-column">
      <style:table-column-properties fo:break-before="auto" style:column-width="1.1362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1.4508in" fo:break-before="auto" style:use-optimal-row-height="false"/>
    </style:style>
    <style:style style:name="ro4" style:family="table-row">
      <style:table-row-properties style:row-height="1.0362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1.004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2638in" fo:break-before="auto" style:use-optimal-row-height="false"/>
    </style:style>
    <style:style style:name="ro9" style:family="table-row">
      <style:table-row-properties style:row-height="1.2437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2126in" fo:break-before="auto" style:use-optimal-row-height="false"/>
    </style:style>
    <style:style style:name="ro12" style:family="table-row">
      <style:table-row-properties style:row-height="0.8492in" fo:break-before="auto" style:use-optimal-row-height="false"/>
    </style:style>
    <style:style style:name="ro13" style:family="table-row">
      <style:table-row-properties style:row-height="0.2591in" fo:break-before="auto" style:use-optimal-row-height="true"/>
    </style:style>
    <style:style style:name="ro14" style:family="table-row">
      <style:table-row-properties style:row-height="1.8654in" fo:break-before="auto" style:use-optimal-row-height="false"/>
    </style:style>
    <style:style style:name="ro15" style:family="table-row">
      <style:table-row-properties style:row-height="1.0673in" fo:break-before="auto" style:use-optimal-row-height="false"/>
    </style:style>
    <style:style style:name="ro16" style:family="table-row">
      <style:table-row-properties style:row-height="1.3055in" fo:break-before="auto" style:use-optimal-row-height="false"/>
    </style:style>
    <style:style style:name="ro17" style:family="table-row">
      <style:table-row-properties style:row-height="1.9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wrap-option="wrap" style:vertical-align="bottom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2" style:family="table-cell" style:parent-style-name="Normal">
      <style:table-cell-properties fo:background-color="#ccffff" style:text-align-source="fix" style:repeat-content="false" fo:wrap-option="wrap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Normal">
      <style:table-cell-properties fo:wrap-option="wrap" style:vertical-align="top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" style:family="table-cell" style:parent-style-name="Normal">
      <style:table-cell-properties fo:background-color="#ccffff" style:text-align-source="fix" style:repeat-content="false" fo:wrap-option="wrap" style:vertical-align="top"/>
      <style:paragraph-properties fo:text-align="start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" style:family="table-cell" style:parent-style-name="Normal">
      <style:table-cell-properties fo:background-color="#c0c0c0" style:text-align-source="fix" style:repeat-content="false" fo:wrap-option="wrap" style:vertical-align="top"/>
      <style:paragraph-properties fo:text-align="start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Normal">
      <style:table-cell-properties style:cell-protect="none" style:print-content="true" fo:wrap-option="wrap" style:vertical-align="top"/>
      <style:text-properties fo:color="#969696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Normal">
      <style:table-cell-properties style:text-align-source="fix" style:repeat-content="false" fo:wrap-option="wrap" style:vertical-align="middle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Normal">
      <style:table-cell-properties fo:background-color="#c0c0c0" style:text-align-source="fix" style:repeat-content="false" fo:wrap-option="wrap" style:vertical-align="bottom"/>
      <style:paragraph-properties fo:text-align="center" fo:margin-left="0in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Normal">
      <style:table-cell-properties fo:background-color="#c0c0c0" style:text-align-source="fix" style:repeat-content="false" fo:wrap-option="wrap" style:vertical-align="bottom"/>
      <style:paragraph-properties fo:text-align="end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2" style:family="table-cell" style:parent-style-name="Normal">
      <style:table-cell-properties fo:background-color="#ccffff" style:text-align-source="fix" style:repeat-content="false" fo:wrap-option="wrap" style:vertical-align="bottom"/>
      <style:paragraph-properties fo:text-align="end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3" style:family="table-cell" style:parent-style-name="Normal">
      <style:table-cell-properties fo:background-color="#00cc00" style:text-align-source="fix" style:repeat-content="false"/>
      <style:paragraph-properties fo:text-align="center" fo:margin-left="0in"/>
    </style:style>
    <style:style style:name="ce14" style:family="table-cell" style:parent-style-name="Normal">
      <style:table-cell-properties style:text-align-source="fix" style:repeat-content="false" style:vertical-align="top"/>
      <style:paragraph-properties fo:text-align="center" fo:margin-left="0in"/>
      <style:text-properties fo:color="#000000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Normal">
      <style:table-cell-properties style:text-align-source="fix" style:repeat-content="false" style:vertical-align="top"/>
      <style:paragraph-properties fo:text-align="end"/>
      <style:text-properties fo:color="#000000" style:font-name="Calibri" fo:font-size="12pt" style:font-name-asian="Calibri" style:font-size-asian="12pt" style:font-name-complex="Calibri" style:font-size-complex="12pt"/>
    </style:style>
    <style:style style:name="T1" style:family="text">
      <style:text-properties fo:color="#9696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/>
    </style:style>
  </office:automatic-styles>
  <office:body>
    <office:spreadsheet>
      <table:table table:name="Backlog Report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ce6"/>
        <table:table-column table:style-name="co4" table:default-cell-style-name="Normal"/>
        <table:table-column table:style-name="co5" table:default-cell-style-name="ce8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rtwright</text:p>
          </table:table-cell>
          <table:covered-table-cell/>
          <table:covered-table-cell table:style-name="Normal"/>
          <table:covered-table-cell/>
          <table:table-cell table:style-name="ce7" office:value-type="string" calcext:value-type="string" table:number-columns-spanned="5" table:number-rows-spanned="1">
            <text:p>Velocity: 1.0 <text:s text:c="2"/></text:p>
          </table:table-cell>
          <table:covered-table-cell table:number-columns-repeated="4" table:style-name="Normal"/>
        </table:table-row>
        <table:table-row table:style-name="ro2"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Acceptance Criteria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Days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6">
            <text:p>Sprint-1</text:p>
          </table:table-cell>
          <table:table-cell office:value-type="string" calcext:value-type="string">
            <text:p>Christos Panagi</text:p>
          </table:table-cell>
          <table:table-cell office:value-type="string" calcext:value-type="string">
            <text:p><text:span text:style-name="T1">As</text:span> a developer  </text:p>
            <text:p>I want to calculate the times an author appears first and last in publications </text:p>
            <text:p>So I can search for an author and display the information</text:p>
          </table:table-cell>
          <table:table-cell office:value-type="string" calcext:value-type="string">
            <text:p><text:span text:style-name="T2">a)</text:span> Added ability to search for an author </text:p>
            <text:p><text:span text:style-name="T2">b)</text:span> Added functionality about calculating number of 'firsts'</text:p>
            <text:p><text:span text:style-name="T2">c)</text:span> Added functionality about calculating number of 'lasts'</text:p>
            <text:p><text:span text:style-name="T2">d)</text:span> Display of the 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.0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otiria Patroni</text:p>
          </table:table-cell>
          <table:table-cell office:value-type="string" calcext:value-type="string">
            <text:p><text:span text:style-name="T1">As</text:span> a developer  </text:p>
            <text:p>I want to make all tables sortable  </text:p>
            <text:p>So I can click the header and get sorted results</text:p>
          </table:table-cell>
          <table:table-cell office:value-type="string" calcext:value-type="string">
            <text:p><text:span text:style-name="T2">a)</text:span> Added ability to sort in ascending order</text:p>
            <text:p><text:span text:style-name="T2">b)</text:span> Added ability to sort in descending 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.0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Constantinos Lebesis</text:p>
          </table:table-cell>
          <table:table-cell office:value-type="string" calcext:value-type="string">
            <text:p><text:span text:style-name="T1">As</text:span> a developer  </text:p>
            <text:p>I want to create tests  </text:p>
            <text:p>So I can test the sorting function</text:p>
          </table:table-cell>
          <table:table-cell office:value-type="string" calcext:value-type="string">
            <text:p><text:span text:style-name="T2">a)</text:span> Verify that ascending order works</text:p>
            <text:p><text:span text:style-name="T2">b)</text:span> Verify that ascending order 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Zhenyun Lyu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test that the function calculating first and last works</text:p>
          </table:table-cell>
          <table:table-cell office:value-type="string" calcext:value-type="string">
            <text:p><text:span text:style-name="T2">a)</text:span> Created tests for calculating first</text:p>
            <text:p><text:span text:style-name="T2">b)</text:span> Created tests for calculating 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Yunwei Ge</text:p>
          </table:table-cell>
          <table:table-cell office:value-type="string" calcext:value-type="string">
            <text:p><text:span text:style-name="T1">As</text:span> a developer  </text:p>
            <text:p>I want to fix the bugs in the source code </text:p>
            <text:p>So I can it can pass the initial tests</text:p>
          </table:table-cell>
          <table:table-cell office:value-type="string" calcext:value-type="string">
            <text:p><text:span text:style-name="T2">a)</text:span> Fixed the bugs in <text:span text:style-name="T3">average.py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2">
          <table:covered-table-cell/>
          <table:table-cell table:style-name="ce5" office:value-type="string" calcext:value-type="string" table:number-columns-spanned="3" table:number-rows-spanned="1">
            <text:p>Total for theme 'Sprint-1'</text:p>
          </table:table-cell>
          <table:covered-table-cell table:style-name="Normal"/>
          <table:covered-table-cell/>
          <table:table-cell table:style-name="ce9" office:value-type="string" calcext:value-type="string" table:number-columns-spanned="5" table:number-rows-spanned="1">
            <text:p>7.0 points / 7.0 days</text:p>
          </table:table-cell>
          <table:covered-table-cell table:style-name="Normal"/>
          <table:covered-table-cell table:number-columns-repeated="2" table:style-name="ce8"/>
          <table:covered-table-cell table:style-name="Normal"/>
        </table:table-row>
        <table:table-row table:style-name="ro7">
          <table:table-cell table:style-name="Default" table:number-columns-repeated="4"/>
          <table:table-cell table:style-name="ce10"/>
          <table:table-cell table:style-name="Default"/>
          <table:table-cell table:style-name="ce10" table:number-columns-repeated="2"/>
          <table:table-cell/>
        </table:table-row>
        <table:table-row table:style-name="ro8">
          <table:table-cell table:style-name="ce3" office:value-type="string" calcext:value-type="string" table:number-columns-spanned="1" table:number-rows-spanned="6">
            <text:p>Sprint-2</text:p>
          </table:table-cell>
          <table:table-cell office:value-type="string" calcext:value-type="string">
            <text:p>Christos Panagi</text:p>
          </table:table-cell>
          <table:table-cell office:value-type="string" calcext:value-type="string">
            <text:p><text:span text:style-name="T1">As</text:span> a developer  </text:p>
            <text:p>I want to create a function that returns every available information about an author </text:p>
            <text:p>So I can search for a given author and get the results</text:p>
          </table:table-cell>
          <table:table-cell office:value-type="string" calcext:value-type="string">
            <text:p><text:span text:style-name="T2">a)</text:span> Added ability to search for an author</text:p>
            <text:p><text:span text:style-name="T2">b)</text:span> Added functionality about calculating results</text:p>
            <text:p><text:span text:style-name="T2">c)</text:span> Display of the results</text:p>
            <text:p><text:span text:style-name="T2">d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9">
          <table:covered-table-cell/>
          <table:table-cell office:value-type="string" calcext:value-type="string">
            <text:p>Constantinos Lebesis</text:p>
          </table:table-cell>
          <table:table-cell office:value-type="string" calcext:value-type="string">
            <text:p><text:span text:style-name="T1">As</text:span> a developer  </text:p>
            <text:p>I want to test the function returning information about an author </text:p>
            <text:p>So I can verify that it works correctly </text:p>
          </table:table-cell>
          <table:table-cell office:value-type="string" calcext:value-type="string">
            <text:p><text:span text:style-name="T2">a)</text:span> Added tests about function searching for author </text:p>
            <text:p><text:span text:style-name="T2">b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0">
          <table:covered-table-cell/>
          <table:table-cell office:value-type="string" calcext:value-type="string">
            <text:p>Sotiria Patroni</text:p>
          </table:table-cell>
          <table:table-cell office:value-type="string" calcext:value-type="string">
            <text:p><text:span text:style-name="T1">As</text:span> a developer  </text:p>
            <text:p>I want to sort every author column by surname </text:p>
            <text:p>So I can click on the header and return sorted results</text:p>
          </table:table-cell>
          <table:table-cell office:value-type="string" calcext:value-type="string">
            <text:p><text:span text:style-name="T2">a)</text:span> Added new function for preprocessing data</text:p>
            <text:p><text:span text:style-name="T2">b)</text:span> Modified sorting function to work with surnames</text:p>
            <text:p><text:span text:style-name="T2">c)</text:span> Added tests about new functionality </text:p>
            <text:p><text:span text:style-name="T2">d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.0</text:p>
          </table:table-cell>
          <table:table-cell/>
        </table:table-row>
        <table:table-row table:style-name="ro11">
          <table:covered-table-cell/>
          <table:table-cell office:value-type="string" calcext:value-type="string">
            <text:p>Yunwei Ge</text:p>
          </table:table-cell>
          <table:table-cell office:value-type="string" calcext:value-type="string">
            <text:p><text:span text:style-name="T1">As</text:span> a developer  </text:p>
            <text:p>I want to show the times authors appear as first, last and sole authors </text:p>
            <text:p>So I can get a list showing every author's statistics</text:p>
          </table:table-cell>
          <table:table-cell office:value-type="string" calcext:value-type="string">
            <text:p><text:span text:style-name="T2">a)</text:span> Added functionality about sole author</text:p>
            <text:p><text:span text:style-name="T2">b)</text:span> Modified function to work for every author</text:p>
            <text:p><text:span text:style-name="T2">c)</text:span> Modified display to work an all auth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2">
          <table:covered-table-cell/>
          <table:table-cell office:value-type="string" calcext:value-type="string">
            <text:p>Zhenyun Lyu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make sure the function first,last,sole works correctly</text:p>
          </table:table-cell>
          <table:table-cell office:value-type="string" calcext:value-type="string">
            <text:p><text:span text:style-name="T2">a)</text:span> Added tests about function calculating first,last,sole</text:p>
            <text:p><text:span text:style-name="T2">b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2">
          <table:covered-table-cell/>
          <table:table-cell table:style-name="ce5" office:value-type="string" calcext:value-type="string" table:number-columns-spanned="3" table:number-rows-spanned="1">
            <text:p>Total for theme 'Sprint-2'</text:p>
          </table:table-cell>
          <table:covered-table-cell table:style-name="Normal"/>
          <table:covered-table-cell/>
          <table:table-cell table:style-name="ce11" office:value-type="string" calcext:value-type="string" table:number-columns-spanned="5" table:number-rows-spanned="1">
            <text:p>6.0 points / 6.0 days</text:p>
          </table:table-cell>
          <table:covered-table-cell table:number-columns-repeated="4" table:style-name="Normal"/>
        </table:table-row>
        <table:table-row table:style-name="ro7">
          <table:table-cell table:style-name="Default" table:number-columns-repeated="8"/>
          <table:table-cell/>
        </table:table-row>
        <table:table-row table:style-name="ro13">
          <table:table-cell table:style-name="ce4" office:value-type="string" calcext:value-type="string" table:number-columns-spanned="4" table:number-rows-spanned="1">
            <text:p>Total for backlog 'Cartwright'</text:p>
          </table:table-cell>
          <table:covered-table-cell/>
          <table:covered-table-cell table:style-name="Normal"/>
          <table:covered-table-cell/>
          <table:table-cell table:style-name="ce12" office:value-type="string" calcext:value-type="string" table:number-columns-spanned="5" table:number-rows-spanned="1">
            <text:p>13.0 points / 13.0 days</text:p>
          </table:table-cell>
          <table:covered-table-cell table:number-columns-repeated="4" table:style-name="Normal"/>
        </table:table-row>
      </table:table>
      <table:table table:name="Story List" table:style-name="ta1">
        <table:table-column table:style-name="co6" table:default-cell-style-name="Normal"/>
        <table:table-column table:style-name="co10" table:default-cell-style-name="Normal"/>
        <table:table-column table:style-name="co11" table:default-cell-style-name="ce6"/>
        <table:table-column table:style-name="co12" table:default-cell-style-name="Normal"/>
        <table:table-column table:style-name="co13" table:default-cell-style-name="Normal"/>
        <table:table-column table:style-name="co6" table:number-columns-repeated="2" table:default-cell-style-name="Normal"/>
        <table:table-column table:style-name="co6" table:number-columns-repeated="2" table:default-cell-style-name="ce15"/>
        <table:table-row table:style-name="ro7"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Acceptance Criteria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4">
          <table:table-cell office:value-type="string" calcext:value-type="string">
            <text:p>Sprint-1</text:p>
          </table:table-cell>
          <table:table-cell office:value-type="string" calcext:value-type="string">
            <text:p>DEV1</text:p>
          </table:table-cell>
          <table:table-cell office:value-type="string" calcext:value-type="string">
            <text:p><text:span text:style-name="T1">As</text:span> a developer  </text:p>
            <text:p>I want to calculate the times an author appears first and last in publications </text:p>
            <text:p>So I can search for an author and display the information</text:p>
          </table:table-cell>
          <table:table-cell office:value-type="string" calcext:value-type="string">
            <text:p>a) Added ability to search for an author b) Added functionality about calculating number of 'firsts'c) Added functionality about calculating number of 'lasts'd) Display of the results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2.0</text:p>
          </table:table-cell>
        </table:table-row>
        <table:table-row table:style-name="ro9">
          <table:table-cell office:value-type="string" calcext:value-type="string">
            <text:p>Sprint-1</text:p>
          </table:table-cell>
          <table:table-cell office:value-type="string" calcext:value-type="string">
            <text:p>DEV2</text:p>
          </table:table-cell>
          <table:table-cell office:value-type="string" calcext:value-type="string">
            <text:p><text:span text:style-name="T1">As</text:span> a developer  </text:p>
            <text:p>I want to make all tables sortable  </text:p>
            <text:p>So I can click the header and get sorted results</text:p>
          </table:table-cell>
          <table:table-cell office:value-type="string" calcext:value-type="string">
            <text:p>a) Added ability to sort in ascending orderb) Added ability to sort in descending order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2.0</text:p>
          </table:table-cell>
        </table:table-row>
        <table:table-row table:style-name="ro15">
          <table:table-cell office:value-type="string" calcext:value-type="string">
            <text:p>Sprint-1</text:p>
          </table:table-cell>
          <table:table-cell office:value-type="string" calcext:value-type="string">
            <text:p>DEV3</text:p>
          </table:table-cell>
          <table:table-cell office:value-type="string" calcext:value-type="string">
            <text:p><text:span text:style-name="T1">As</text:span> a developer  </text:p>
            <text:p>I want to create tests  </text:p>
            <text:p>So I can test the sorting function</text:p>
          </table:table-cell>
          <table:table-cell office:value-type="string" calcext:value-type="string">
            <text:p>a) Verify that ascending order worksb) Verify that ascending order works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0">
          <table:table-cell office:value-type="string" calcext:value-type="string">
            <text:p>Sprint-1</text:p>
          </table:table-cell>
          <table:table-cell office:value-type="string" calcext:value-type="string">
            <text:p>DEV4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test that the function calculating first and last works</text:p>
          </table:table-cell>
          <table:table-cell office:value-type="string" calcext:value-type="string">
            <text:p>a) Created tests for calculating firstb) Created tests for calculating last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6">
          <table:table-cell office:value-type="string" calcext:value-type="string">
            <text:p>Sprint-1</text:p>
          </table:table-cell>
          <table:table-cell office:value-type="string" calcext:value-type="string">
            <text:p>DEV5</text:p>
          </table:table-cell>
          <table:table-cell office:value-type="string" calcext:value-type="string">
            <text:p><text:span text:style-name="T1">As</text:span> a developer  </text:p>
            <text:p>I want to fix the bugs in the source code </text:p>
            <text:p>So I can it can pass the initial tests</text:p>
          </table:table-cell>
          <table:table-cell office:value-type="string" calcext:value-type="string">
            <text:p>a) Fixed the bugs in average.py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7">
          <table:table-cell office:value-type="string" calcext:value-type="string">
            <text:p>Sprint-2</text:p>
          </table:table-cell>
          <table:table-cell office:value-type="string" calcext:value-type="string">
            <text:p>SP21</text:p>
          </table:table-cell>
          <table:table-cell office:value-type="string" calcext:value-type="string">
            <text:p><text:span text:style-name="T1">As</text:span> a developer  </text:p>
            <text:p>I want to create a function that returns every available information about an author </text:p>
            <text:p>So I can search for a given author and get the results</text:p>
          </table:table-cell>
          <table:table-cell office:value-type="string" calcext:value-type="string">
            <text:p>a) Added ability to search for an authorb) Added functionality about calculating resultsc) Display of the resultsd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7">
          <table:table-cell office:value-type="string" calcext:value-type="string">
            <text:p>Sprint-2</text:p>
          </table:table-cell>
          <table:table-cell office:value-type="string" calcext:value-type="string">
            <text:p>SP22</text:p>
          </table:table-cell>
          <table:table-cell office:value-type="string" calcext:value-type="string">
            <text:p><text:span text:style-name="T1">As</text:span> a developer  </text:p>
            <text:p>I want to test the function returning information about an author </text:p>
            <text:p>So I can verify that it works correctly </text:p>
          </table:table-cell>
          <table:table-cell office:value-type="string" calcext:value-type="string">
            <text:p>a) Added tests about function searching for author b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7">
          <table:table-cell office:value-type="string" calcext:value-type="string">
            <text:p>Sprint-2</text:p>
          </table:table-cell>
          <table:table-cell office:value-type="string" calcext:value-type="string">
            <text:p>SP23</text:p>
          </table:table-cell>
          <table:table-cell office:value-type="string" calcext:value-type="string">
            <text:p><text:span text:style-name="T1">As</text:span> a developer  </text:p>
            <text:p>I want to sort every author column by surname </text:p>
            <text:p>So I can click on the header and return sorted results</text:p>
          </table:table-cell>
          <table:table-cell office:value-type="string" calcext:value-type="string">
            <text:p>a) Added new function for preprocessing datab) Modified sorting function to work with surnamesc) Added tests about new functionality d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2.0</text:p>
          </table:table-cell>
        </table:table-row>
        <table:table-row table:style-name="ro7">
          <table:table-cell office:value-type="string" calcext:value-type="string">
            <text:p>Sprint-2</text:p>
          </table:table-cell>
          <table:table-cell office:value-type="string" calcext:value-type="string">
            <text:p>SP24</text:p>
          </table:table-cell>
          <table:table-cell office:value-type="string" calcext:value-type="string">
            <text:p><text:span text:style-name="T1">As</text:span> a developer  </text:p>
            <text:p>I want to show the times authors appear as first, last and sole authors </text:p>
            <text:p>So I can get a list showing every author's statistics</text:p>
          </table:table-cell>
          <table:table-cell office:value-type="string" calcext:value-type="string">
            <text:p>a) Added functionality about sole authorb) Modifed function to work for every authorc) Modified display to work an all authors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7">
          <table:table-cell office:value-type="string" calcext:value-type="string">
            <text:p>Sprint-2</text:p>
          </table:table-cell>
          <table:table-cell office:value-type="string" calcext:value-type="string">
            <text:p>SP25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make sure the function first,last,sole works correctly</text:p>
          </table:table-cell>
          <table:table-cell office:value-type="string" calcext:value-type="string">
            <text:p>a) Added tests about function calculating first,last,soleb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</table:table>
      <table:named-expressions>
        <table:named-range table:name="_FilterDatabase" table:base-cell-address="$'Story List'.$A$1" table:cell-range-address="$'Story List'.$A$1:.$I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fo:wrap-option="wrap" style:vertical-align="top"/>
      <style:text-properties fo:color="#000000" style:font-name="Calibri" fo:font-family="Calibri" style:font-family-generic="swiss" fo:font-size="12pt" style:font-name-asian="Calibri" style:font-family-asian="Calibri" style:font-family-generic-asian="swiss" style:font-size-asian="12pt" style:font-name-complex="Calibri" style:font-family-complex="Calibri" style:font-family-generic-complex="swiss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20:43:53.41703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log_20_Report" style:display-name="PageStyle_Backlo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_20_List" style:display-name="PageStyle_Story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1-20T12:39:38</meta:creation-date>
    <dc:date>2017-11-21T21:23:20.219157735</dc:date>
    <meta:editing-duration>PT19M41S</meta:editing-duration>
    <meta:editing-cycles>2</meta:editing-cycles>
    <meta:document-statistic meta:table-count="2" meta:cell-count="187" meta:object-count="0"/>
    <meta:user-defined meta:name="Version">14.00</meta:user-defined>
  </office:meta>
</office:document-meta>
</file>